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ETINGS (15:1-2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ETINGS (15:1-2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sus' meeting with the Pharisees (15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sus' meeting with the Pharisees (15:1-9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accusation (15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condemnation (15:3-9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His condemnation (15:3-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esus speaks concerning their corruption (15:3-6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esus speaks concerning their character (15:7-9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esus' meeting with the Pharisees (15:1-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ir accusation (15:1-2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condemnation (15:3-9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MEETINGS (15:1-20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Jesus' meeting with the Pharisees (15:1-9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Jesus' meeting with the people (15:10-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esus' meeting with Peter (15:12-20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MATTHEW 15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MEETINGS (15:1-2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MIRACLES (15:21-39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MIRACLES (15:21-39)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Healing a Canaanite woman's daughter (15:21-28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-title-Title-Slide" presentation:presentation-page-layout-name="Master1-PPL1" draw:id="Slide-264">
        <draw:frame draw:id="id99" presentation:style-name="a542" draw:name="Title 1" svg:x="1.38in" svg:y="0.83in" svg:width="10.3in" svg:height="4.42in" presentation:class="title" presentation:placeholder="false">
          <draw:text-box>
            <text:p text:style-name="a541" text:class-names="" text:cond-style-name=""><text:span text:style-name="a539" text:class-names=""><text:s text:c="1"/>Healing a Canaanite woman's daughter (15:21-28)<text:s text:c="1"/></text:span><text:span text:style-name="a540" text:class-names=""/></text:p>
          </draw:text-box>
          <svg:title/>
          <svg:desc/>
        </draw:frame>
        <draw:frame draw:id="id100" presentation:style-name="a547" draw:name="Subtitle 2" svg:x="1.38in" svg:y="5.25in" svg:width="10.3in" svg:height="1.85in" presentation:class="subtitle" presentation:placeholder="false">
          <draw:text-box>
            <text:p text:style-name="a544" text:class-names="" text:cond-style-name=""><text:span text:style-name="a543" text:class-names=""><text:s text:c="1"/>The brokenhearted mother (15:21-23)<text:s text:c="1"/></text:span></text:p>
            <text:p text:style-name="a546" text:class-names="" text:cond-style-name=""><text:span text:style-name="a545" text:class-names=""/></text:p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brokenhearted mother (15:21-23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place (15:21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plea (15:22-23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Healing a Canaanite woman's daughter (15:21-28)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brokenhearted mother (15:21-23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kindhearted Messiah (15:24-28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kindhearted Messiah (15:24-28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His reminder (15:24-26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Her response (15:27-28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Her response (15:27-28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reasoning (15:27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reward (15:28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The kindhearted Messiah (15:24-28)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His reminder (15:24-26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Her response (15:27-28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Healing a Canaanite woman's daughter (15:21-28)<text:s text:c="1"/></text:span><text:span text:style-name="a625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brokenhearted mother (15:21-23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kindhearted Messiah (15:24-28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THE MIRACLES (15:21-39)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Healing a Canaanite woman's daughter (15:21-28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Feeding the 4,000 (15:29-39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2-tx-Title-and-Text" presentation:presentation-page-layout-name="Master1-PPL12" draw:id="Slide-272">
        <draw:frame draw:id="id115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<text:s text:c="1"/>Feeding the 4,000 (15:29-39):<text:s text:c="1"/></text:span><text:span text:style-name="a655" text:class-names=""/></text:p>
          </draw:text-box>
          <svg:title/>
          <svg:desc/>
        </draw:frame>
        <draw:frame draw:id="id116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Meeting the needs of the hurting (15:29-31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Meeting the needs of the hungry (15:32-39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8" draw:style-name="a668" draw:master-page-name="Master1-Layout12-tx-Title-and-Text" presentation:presentation-page-layout-name="Master1-PPL12" draw:id="Slide-273">
        <draw:frame draw:id="id117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Meeting the needs of the hungry (15:32-39)<text:s text:c="1"/></text:span><text:span text:style-name="a670" text:class-names=""/></text:p>
          </draw:text-box>
          <svg:title/>
          <svg:desc/>
        </draw:frame>
        <draw:frame draw:id="id118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amount of food (15:32-34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abundance of food (15:35-39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9" draw:style-name="a683" draw:master-page-name="Master1-Layout12-tx-Title-and-Text" presentation:presentation-page-layout-name="Master1-PPL12" draw:id="Slide-274">
        <draw:frame draw:id="id119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<text:s text:c="1"/>Feeding the 4,000 (15:29-39):<text:s text:c="1"/></text:span><text:span text:style-name="a685" text:class-names=""/></text:p>
          </draw:text-box>
          <svg:title/>
          <svg:desc/>
        </draw:frame>
        <draw:frame draw:id="id120" presentation:style-name="a697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Meeting the needs of the hurting (15:29-31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Meeting the needs of the hungry (15:32-39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20" draw:style-name="a698" draw:master-page-name="Master1-Layout12-tx-Title-and-Text" presentation:presentation-page-layout-name="Master1-PPL12" draw:id="Slide-275">
        <draw:frame draw:id="id121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THE MIRACLES (15:21-39)<text:s text:c="1"/></text:span><text:span text:style-name="a700" text:class-names=""/></text:p>
          </draw:text-box>
          <svg:title/>
          <svg:desc/>
        </draw:frame>
        <draw:frame draw:id="id122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Healing a Canaanite woman's daughter (15:21-28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Feeding the 4,000 (15:29-39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21" draw:style-name="a713" draw:master-page-name="Master1-Layout12-tx-Title-and-Text" presentation:presentation-page-layout-name="Master1-PPL12" draw:id="Slide-276">
        <draw:frame draw:id="id123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MATTHEW 15</text:span><text:span text:style-name="a715" text:class-names=""/></text:p>
          </draw:text-box>
          <svg:title/>
          <svg:desc/>
        </draw:frame>
        <draw:frame draw:id="id124" presentation:style-name="a727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THE MEETINGS (15:1-20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THE MIRACLES (15:21-39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5</dc:title>
    <meta:initial-creator>David STRICKLAND</meta:initial-creator>
    <dc:creator>David STRICKLAND</dc:creator>
    <meta:creation-date>2020-02-22T19:30:51Z</meta:creation-date>
    <dc:date>2020-02-22T19:30:51Z</dc:date>
    <meta:template xlink:href="BibleStudy" xlink:type="simple"/>
    <meta:editing-cycles>1</meta:editing-cycles>
    <meta:editing-duration>PT0S</meta:editing-duration>
    <meta:document-statistic meta:paragraph-count="60" meta:word-count="421"/>
  </office:meta>
</office:document-meta>
</file>